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fo:font-size="7pt" officeooo:paragraph-rsid="001fbb89" style:font-size-asian="7pt" style:font-size-complex="7pt"/>
    </style:style>
    <style:style style:name="P3" style:family="paragraph" style:parent-style-name="Standard">
      <style:text-properties fo:font-size="7pt" officeooo:paragraph-rsid="00216e68" style:font-size-asian="7pt" style:font-size-complex="7pt"/>
    </style:style>
    <style:style style:name="P4" style:family="paragraph" style:parent-style-name="Standard">
      <style:text-properties fo:font-size="7pt" officeooo:paragraph-rsid="0022452a" style:font-size-asian="7pt" style:font-size-complex="7pt"/>
    </style:style>
    <style:style style:name="P5" style:family="paragraph" style:parent-style-name="Standard">
      <style:text-properties fo:font-size="7pt" officeooo:paragraph-rsid="0022a78c" style:font-size-asian="7pt" style:font-size-complex="7pt"/>
    </style:style>
    <style:style style:name="P6" style:family="paragraph" style:parent-style-name="Standard">
      <style:text-properties fo:font-size="7pt" officeooo:paragraph-rsid="0022d531" style:font-size-asian="7pt" style:font-size-complex="7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p text:style-name="P2">awake<text:tab/>awakened<text:tab/>awakened</text:p>
        <text:p text:style-name="P2"><text:tab/>awoke<text:tab/>awoken<text:tab/>будить, проснуться</text:p>
        <text:p text:style-name="P2">backslide<text:tab/>backslid<text:tab/>backslidden</text:p>
        <text:p text:style-name="P2"><text:tab/><text:tab/>backslid<text:tab/>отказываться от прежних убеждений</text:p>
        <text:p text:style-name="P1">bend<text:tab/>bent<text:tab/>bent<text:tab/>сгибать, гнуть</text:p>
        <text:p text:style-name="P2">bet<text:tab/>bet<text:tab/>bet</text:p>
        <text:p text:style-name="P2"><text:tab/>betted <text:tab/>betted<text:tab/>держать пари</text:p>
        <text:p text:style-name="P1">bind<text:tab/>bound<text:tab/>bound<text:tab/>связать</text:p>
        <text:p text:style-name="P1">bite<text:tab/>bit<text:tab/>bitten<text:tab/>кусать</text:p>
        <text:p text:style-name="P1">bleed<text:tab/>bled<text:tab/>bled<text:tab/>кровоточить</text:p>
        <text:p text:style-name="P1">breed<text:tab/>bred<text:tab/>bred<text:tab/>выращивать</text:p>
        <text:p text:style-name="P2">broadcast<text:tab/>broadcast<text:tab/>broadcast</text:p>
        <text:p text:style-name="P2"><text:tab/>broadcasted<text:tab/>broadcasted<text:tab/>распространять, разбрасывать</text:p>
        <text:p text:style-name="P2">browbeat<text:tab/>browbeat<text:tab/>browbeaten</text:p>
        <text:p text:style-name="P2"><text:tab/><text:tab/>browbeat<text:tab/>запугивать</text:p>
        <text:p text:style-name="P1">burst<text:tab/>burst<text:tab/>burst<text:tab/>взрываться, прорываться</text:p>
        <text:p text:style-name="P2">bust<text:tab/>busted<text:tab/>busted</text:p>
        <text:p text:style-name="P2"><text:tab/>bust<text:tab/>bust<text:tab/>разжаловать</text:p>
        <text:p text:style-name="P1">cast<text:tab/>cast<text:tab/>cast<text:tab/>бросить, кинуть, вышвырнуть</text:p>
        <text:p text:style-name="P1">cling<text:tab/>clung<text:tab/>clung<text:tab/>цепляться, льнуть</text:p>
        <text:p text:style-name="P1">clothe<text:tab/>clothed<text:tab/>clothed<text:tab/>одевать (кого-либо)</text:p>
        <text:p text:style-name="P1">creep<text:tab/>crept<text:tab/>crept<text:tab/>ползать</text:p>
        <text:p text:style-name="P2">dive<text:tab/>dove</text:p>
        <text:p text:style-name="P2"><text:tab/>dived<text:tab/>dived<text:tab/>нырять, погружаться</text:p>
        <text:p text:style-name="P2">dwell<text:tab/>dwelt<text:tab/>dwelt</text:p>
        <text:p text:style-name="P2"><text:tab/>dwelled<text:tab/>dwelled<text:tab/>обитать, находиться</text:p>
        <text:p text:style-name="P1">fit<text:tab/>fit<text:tab/>fit<text:tab/>подходить по размеру</text:p>
        <text:p text:style-name="P1">flee<text:tab/>fled<text:tab/>fled<text:tab/>убегать, спасаться</text:p>
        <text:p text:style-name="P1">fling<text:tab/>flung<text:tab/>flung<text:tab/>бросаться, ринуться</text:p>
        <text:p text:style-name="P1">forbid<text:tab/>forbade<text:tab/>forbidden<text:tab/>запрещать</text:p>
        <text:p text:style-name="P1">forecast<text:tab/>forecast<text:tab/>forecast<text:tab/>предсказывать, предвосхищать</text:p>
        <text:p text:style-name="P1">foresee<text:tab/>foresaw<text:tab/>foreseen<text:tab/>предвидеть</text:p>
        <text:p text:style-name="P1">foretell<text:tab/>foretold<text:tab/>foretold<text:tab/>предсказывать, прогнозировать</text:p>
        <text:p text:style-name="P1">forsake<text:tab/>forsook<text:tab/>forsaken<text:tab/>покидать</text:p>
        <text:p text:style-name="P1">grind<text:tab/>ground<text:tab/>ground<text:tab/>молоть, толочь</text:p>
        <text:p text:style-name="P2">hew<text:tab/>hewed<text:tab/>hewn</text:p>
        <text:p text:style-name="P2"><text:tab/><text:tab/>hewed<text:tab/>рубить</text:p>
        <text:p text:style-name="P1">hurt<text:tab/>hurt<text:tab/>hurt<text:tab/>ранить, причинить боль</text:p>
        <text:p text:style-name="P1">inlay<text:tab/>inlaid<text:tab/>inlaid<text:tab/>вкладывать, вставлять, выстилать</text:p>
        <text:p text:style-name="P2">input<text:tab/>input<text:tab/>input</text:p>
        <text:p text:style-name="P2"><text:tab/>inputted<text:tab/>inputted<text:tab/>входить</text:p>
        <text:p text:style-name="P2">kneel<text:tab/>knelt<text:tab/>knelt</text:p>
        <text:p text:style-name="P2"><text:tab/>kneeled<text:tab/>kneeled<text:tab/>становиться на колени</text:p>
        <text:p text:style-name="P2">knit<text:tab/>knitted<text:tab/>knitted</text:p>
        <text:p text:style-name="P2"><text:tab/>knit<text:tab/>knit<text:tab/>вязать</text:p>
        <text:p text:style-name="P2">lean<text:tab/>leaned<text:tab/>leaned</text:p>
        <text:p text:style-name="P2"><text:tab/>leant<text:tab/>leant<text:tab/>опираться, прислоняться</text:p>
        <text:p text:style-name="P2">leap<text:tab/>leaped<text:tab/>leaped</text:p>
        <text:p text:style-name="P2"><text:tab/>leapt <text:tab/>leapt<text:tab/>прыгать, скакать</text:p>
        <text:p text:style-name="P1">lend<text:tab/>lent<text:tab/>lent<text:tab/>одалживать, давать взаймы</text:p>
        <text:p text:style-name="P1">misgive<text:tab/>misgave<text:tab/>misgiven<text:tab/>внушать недоверия, опасения</text:p>
        <text:p text:style-name="P1">mishear<text:tab/>misheard<text:tab/>misheard<text:tab/>ослышаться</text:p>
        <text:p text:style-name="P1">mishit<text:tab/>mishit<text:tab/>mishit<text:tab/>промахнуться</text:p>
        <text:p text:style-name="P1">mislay<text:tab/>mislaid<text:tab/>mislaid<text:tab/>класть не на место</text:p>
        <text:p text:style-name="P1">mislead<text:tab/>misled<text:tab/>misled<text:tab/>ввести в заблуждение</text:p>
        <text:p text:style-name="P1">misread<text:tab/>misread<text:tab/>misread<text:tab/>неправильно истолковывать</text:p>
        <text:p text:style-name="P2">misspell<text:tab/>misspelled<text:tab/>misspelled</text:p>
        <text:p text:style-name="P2"><text:tab/>misspelt <text:tab/>misspelt<text:tab/>писать с ошибками</text:p>
        <text:p text:style-name="P1">misunderstand misunderstood misunderstood<text:tab/>неправильно понимать</text:p>
        <text:p text:style-name="P2">mow<text:tab/>mowed<text:tab/>mowed</text:p>
        <text:p text:style-name="P2"><text:tab/><text:tab/>mown<text:tab/>косить</text:p>
        <text:p text:style-name="P1">offset<text:tab/>offset<text:tab/>offset<text:tab/>возмещать, вознаграждать, компенсировать</text:p>
        <text:p text:style-name="P1">outbid<text:tab/>outbid<text:tab/>outbid<text:tab/>перебивать цену</text:p>
        <text:p text:style-name="P1">outdo<text:tab/>outdid<text:tab/>outdone<text:tab/>превосходить</text:p>
        <text:p text:style-name="P1">outgrow<text:tab/>outgrew<text:tab/>outgrown<text:tab/>вырастать из</text:p>
        <text:p text:style-name="P1">outrun<text:tab/>outran<text:tab/>outrun<text:tab/>перегонять, опережать</text:p>
        <text:p text:style-name="P1">outsell<text:tab/>outsold<text:tab/>outsold<text:tab/>продавать лучше или дороже</text:p>
        <text:p text:style-name="P1">outshine<text:tab/>outshone<text:tab/>outshone<text:tab/>затмевать</text:p>
        <text:p text:style-name="P1">overbid<text:tab/>overbid<text:tab/>overbid<text:tab/>повелевать</text:p>
        <text:p text:style-name="P1">overcome<text:tab/>overcame<text:tab/>overcome<text:tab/>компенсировать</text:p>
        <text:p text:style-name="P1">overdo<text:tab/>overdid<text:tab/>overdone<text:tab/>пережари(ва)ть</text:p>
        <text:p text:style-name="P1">overdraw<text:tab/>overdrew<text:tab/>overdrawn<text:tab/>превышать</text:p>
        <text:p text:style-name="P1">overeat<text:tab/>overate<text:tab/>overeaten<text:tab/>объедаться</text:p>
        <text:p text:style-name="P1">overfly<text:tab/>overflew<text:tab/>overflown<text:tab/>перелетать</text:p>
        <text:p text:style-name="P1">overhang<text:tab/>overhung<text:tab/>overhung<text:tab/>нависать</text:p>
        <text:p text:style-name="P1">overhear<text:tab/>overheard<text:tab/>overheard<text:tab/>подслуш(ив)ать</text:p>
        <text:p text:style-name="P1">overlay<text:tab/>overlaid<text:tab/>overlaid<text:tab/>покры(ва)ть</text:p>
        <text:p text:style-name="P1">overpay<text:tab/>overpaid<text:tab/>overpaid<text:tab/>переплачивать</text:p>
        <text:p text:style-name="P1">override<text:tab/>overrode<text:tab/>overridden<text:tab/>отменять, аннулировать </text:p>
        <text:p text:style-name="P1">overrun<text:tab/>overran<text:tab/>overrun<text:tab/>переливаться через край</text:p>
        <text:p text:style-name="P1">oversee<text:tab/>oversaw<text:tab/>overseen<text:tab/>надзирать за</text:p>
        <text:p text:style-name="P1">overshoot<text:tab/>overshot<text:tab/>overshot<text:tab/>расстрелять</text:p>
        <text:p text:style-name="P1">oversleep<text:tab/>overslept<text:tab/>overslept<text:tab/>проспать, заспаться</text:p>
        <text:p text:style-name="P1">overtake<text:tab/>overtook<text:tab/>overtaken<text:tab/>догонять</text:p>
        <text:p text:style-name="P1">overthrow<text:tab/>overthrew<text:tab/>overthrown<text:tab/>свергать</text:p>
        <text:p text:style-name="P1">partake<text:tab/>partook<text:tab/>partaken<text:tab/>принимать участие</text:p>
        <text:p text:style-name="P2">plead<text:tab/>pleaded<text:tab/>pleaded</text:p>
        <text:p text:style-name="P2"><text:tab/>pled<text:tab/>pled<text:tab/>обращаться к суду</text:p>
        <text:p text:style-name="P1">prepay<text:tab/>prepaid<text:tab/>prepaid<text:tab/>платить вперед</text:p>
        <text:p text:style-name="P2">prove<text:tab/>proved<text:tab/>proven</text:p>
        <text:p text:style-name="P2"><text:tab/><text:tab/><text:tab/>proved<text:tab/>доказывать</text:p>
        <text:p text:style-name="P2">quit<text:tab/>quit<text:tab/>quit</text:p>
        <text:p text:style-name="P2"><text:tab/>quitted<text:tab/>quitted<text:tab/>выходить, покидать, оставлять</text:p>
        <text:p text:style-name="P1">rebuild<text:tab/>rebuilt<text:tab/>rebuilt<text:tab/>перестроить</text:p>
        <text:p text:style-name="P1">redo<text:tab/>redid<text:tab/>redone<text:tab/>делать вновь, переделывать</text:p>
        <text:p text:style-name="P1">rend<text:tab/>rent<text:tab/>rent<text:tab/>раздирать</text:p>
        <text:p text:style-name="P1">repay<text:tab/>repaid<text:tab/>repaid<text:tab/>отдавать долг</text:p>
        <text:p text:style-name="P1">resell<text:tab/>resold<text:tab/>resold<text:tab/>перепродавать</text:p>
        <text:p text:style-name="P1">reset<text:tab/>reset<text:tab/>reset<text:tab/>возвращать</text:p>
        <text:p text:style-name="P1">resit<text:tab/>resat<text:tab/>resat<text:tab/>пересиживать</text:p>
        <text:p text:style-name="P1">retake<text:tab/>retook<text:tab/>retaken<text:tab/>забирать</text:p>
        <text:p text:style-name="P1">retell<text:tab/>retold<text:tab/>retold<text:tab/>пересказывать</text:p>
        <text:p text:style-name="P1">rewrite<text:tab/>rewrote<text:tab/>rewritten<text:tab/>перезаписать</text:p>
        <text:p text:style-name="P1">rid<text:tab/>rid<text:tab/>rid<text:tab/>избавлять</text:p>
        <text:p text:style-name="P1">ride<text:tab/>rode<text:tab/>ridden<text:tab/>ездить верхом</text:p>
        <text:p text:style-name="P2">saw<text:tab/>sawed<text:tab/>sawed</text:p>
        <text:p text:style-name="P2"><text:tab/><text:tab/>sawn<text:tab/>пилить</text:p>
        <text:p text:style-name="P1">seek<text:tab/>sought<text:tab/>sought<text:tab/>искать</text:p>
        <text:p text:style-name="P2">sew<text:tab/>sewed<text:tab/>sewn</text:p>
        <text:p text:style-name="P2"><text:tab/><text:tab/>sewed<text:tab/>шить</text:p>
        <text:p text:style-name="P2">shave<text:tab/>shaved<text:tab/>shaved</text:p>
        <text:p text:style-name="P2"><text:tab/><text:tab/>shaven<text:tab/>бриться</text:p>
        <text:p text:style-name="P2">shear<text:tab/>sheared<text:tab/>sheared</text:p>
        <text:p text:style-name="P2"><text:tab/><text:tab/>shorn<text:tab/>стричь</text:p>
        <text:p text:style-name="P1">shed<text:tab/>shed<text:tab/>shed<text:tab/>проливать</text:p>
        <text:p text:style-name="P2">shrink<text:tab/>shrank<text:tab/> shrunk</text:p>
        <text:p text:style-name="P2"><text:tab/>shrunk<text:tab/><text:tab/>сокращаться, сжиматься</text:p>
        <text:p text:style-name="P3">sink<text:tab/>sank</text:p>
        <text:p text:style-name="P3"><text:tab/>sunk<text:tab/>sunk<text:tab/>тонуть, погружаться (под воду)</text:p>
        <text:p text:style-name="P3">slay<text:tab/>slew<text:tab/>slain</text:p>
        <text:p text:style-name="P3"><text:tab/>slayed<text:tab/>slayed<text:tab/>убивать</text:p>
        <text:p text:style-name="P1">slide<text:tab/>slid<text:tab/>slid<text:tab/>скользить</text:p>
        <text:p text:style-name="P1">sling<text:tab/>slung<text:tab/>slung<text:tab/>бросать, швырять</text:p>
        <text:p text:style-name="P1">slink<text:tab/>slunk<text:tab/>slunk<text:tab/>красться, идти крадучись</text:p>
        <text:p text:style-name="P1">slit<text:tab/>slit<text:tab/>slit<text:tab/>разрезать, рвать в длину</text:p>
        <text:p text:style-name="P4">sow<text:tab/>sowed<text:tab/>sown</text:p>
        <text:p text:style-name="P4"><text:tab/><text:tab/>sowed<text:tab/>сеять</text:p>
        <text:p text:style-name="P4">speed<text:tab/>sped<text:tab/>sped</text:p>
        <text:p text:style-name="P4"><text:tab/>speeded<text:tab/>speeded<text:tab/>ускорять, спешить</text:p>
        <text:p text:style-name="P4">spell<text:tab/>spelled<text:tab/>spelled</text:p>
        <text:p text:style-name="P4"><text:tab/>spelt<text:tab/>spelt<text:tab/>писать или читать по буквам</text:p>
        <text:p text:style-name="P4">spill<text:tab/>spilled<text:tab/>spilled</text:p>
        <text:p text:style-name="P4"><text:tab/>spilt<text:tab/>spilt<text:tab/>проливать, разливать</text:p>
        <text:p text:style-name="P1">spin<text:tab/>spun<text:tab/>spun<text:tab/>прясть</text:p>
        <text:p text:style-name="P1">spit<text:tab/>spat<text:tab/>spat<text:tab/>плевать</text:p>
        <text:p text:style-name="P5">spring<text:tab/>sprang</text:p>
        <text:p text:style-name="P5"><text:tab/>sprung<text:tab/>sprung<text:tab/>вскочить, возникнуть</text:p>
        <text:p text:style-name="P1">stick<text:tab/>stuck<text:tab/>stuck<text:tab/>уколоть, приклеить</text:p>
        <text:p text:style-name="P1">sting<text:tab/>stung<text:tab/>stung<text:tab/>жалить</text:p>
        <text:p text:style-name="P5">stink<text:tab/>stunk</text:p>
        <text:p text:style-name="P5"><text:tab/>stank<text:tab/>stunk<text:tab/>вонять</text:p>
        <text:p text:style-name="P5">strew<text:tab/>strewed<text:tab/>strewn</text:p>
        <text:p text:style-name="P5"><text:tab/><text:tab/>strewed<text:tab/>усеять, устлать</text:p>
        <text:p text:style-name="P1">stride<text:tab/>strode<text:tab/>stridden<text:tab/>шагать, наносить удар</text:p>
        <text:p text:style-name="P1">string<text:tab/>strung<text:tab/>strung<text:tab/>нанизать, натянуть</text:p>
        <text:p text:style-name="P5">strive<text:tab/>strove<text:tab/>striven</text:p>
        <text:p text:style-name="P5"><text:tab/>strived<text:tab/>strived<text:tab/>стараться</text:p>
        <text:p text:style-name="P1">sublet<text:tab/>sublet<text:tab/>sublet<text:tab/>передавать в субаренду</text:p>
        <text:p text:style-name="P1">swear<text:tab/>swore<text:tab/>sworn<text:tab/>клясться, присягать</text:p>
        <text:p text:style-name="P1">sweep<text:tab/>swept<text:tab/>swept<text:tab/>мести, подметать, сметать</text:p>
        <text:p text:style-name="P5">swell<text:tab/>swelled<text:tab/>swollen</text:p>
        <text:p text:style-name="P5"><text:tab/><text:tab/>swelled<text:tab/>разбухать</text:p>
        <text:p text:style-name="P1">swing<text:tab/>swung<text:tab/>swung<text:tab/>качать, раскачивать, вертеть</text:p>
        <text:p text:style-name="P1">thrust<text:tab/>thrust<text:tab/>thrust<text:tab/>колоть, пронзать</text:p>
        <text:p text:style-name="P5">tread<text:tab/>trod<text:tab/>trodden</text:p>
        <text:p text:style-name="P5"><text:tab/><text:tab/>trod<text:tab/>ступать</text:p>
        <text:p text:style-name="P1">unbend<text:tab/>unbent<text:tab/>unbent<text:tab/>выпрямляться, разгибаться</text:p>
        <text:p text:style-name="P1">undercut<text:tab/>undercut<text:tab/>undercut<text:tab/>сбивать цены</text:p>
        <text:p text:style-name="P1">undergo<text:tab/>underwent<text:tab/>undergone<text:tab/>испытывать, переносить</text:p>
        <text:p text:style-name="P1">underlie<text:tab/>underlay<text:tab/>underlain<text:tab/>лежать в основе</text:p>
        <text:p text:style-name="P1">underpay<text:tab/>underpaid<text:tab/>underpaid<text:tab/>оплачивать слишком низко</text:p>
        <text:p text:style-name="P1">undersell<text:tab/>undersold<text:tab/>undersold<text:tab/>продавать дешевле</text:p>
        <text:p text:style-name="P1">undertake<text:tab/>undertook<text:tab/>undertaken<text:tab/>предпринять</text:p>
        <text:p text:style-name="P1">underwrite<text:tab/>underwrote<text:tab/>underwritten<text:tab/>подписываться</text:p>
        <text:p text:style-name="P1">undo<text:tab/>undid<text:tab/>undone<text:tab/>уничтожать сделанное</text:p>
        <text:p text:style-name="P1">unfreeze<text:tab/>unfroze<text:tab/>unfrozen<text:tab/>размораживать</text:p>
        <text:p text:style-name="P1">unwind<text:tab/>unwound<text:tab/>unwound<text:tab/>развертывать</text:p>
        <text:p text:style-name="P1">uphold<text:tab/>upheld<text:tab/>upheld<text:tab/>поддерживать</text:p>
        <text:p text:style-name="P1">upset<text:tab/>upset<text:tab/>upset<text:tab/>опрокинуться</text:p>
        <text:p text:style-name="P1">waylay<text:tab/>waylaid<text:tab/>waylaid<text:tab/>подстерегать</text:p>
        <text:p text:style-name="P6">weave<text:tab/>wove<text:tab/>woven</text:p>
        <text:p text:style-name="P6"><text:tab/>weaved<text:tab/>weaved<text:tab/>ткать</text:p>
        <text:p text:style-name="P6">wed<text:tab/>wed<text:tab/>wed</text:p>
        <text:p text:style-name="P6"><text:tab/>wedded<text:tab/>wedded<text:tab/>жениться, выдавать замуж</text:p>
        <text:p text:style-name="P1">weep<text:tab/>wept<text:tab/>wept<text:tab/>плакать, рыдать</text:p>
        <text:p text:style-name="P6">wet<text:tab/>wet<text:tab/>wet</text:p>
        <text:p text:style-name="P6"><text:tab/>wetted<text:tab/>wetted<text:tab/>мочить, увлажнять</text:p>
        <text:p text:style-name="P1">wind<text:tab/>wound<text:tab/>wound<text:tab/>заводить (механизм)</text:p>
        <text:p text:style-name="P1">withdraw<text:tab/>withdrew<text:tab/>withdrawn<text:tab/>взять назад, отозвать</text:p>
        <text:p text:style-name="P1">withhold<text:tab/>withheld<text:tab/>withheld<text:tab/>воздерживаться, отказывать</text:p>
        <text:p text:style-name="P1">withstand<text:tab/>withstood<text:tab/>withstood<text:tab/>противостоять</text:p>
        <text:p text:style-name="P1">wring<text:tab/>wrung<text:tab/>wrung<text:tab/>скрутить, сжимать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1:47:14.257350312</meta:creation-date>
    <dc:date>2022-11-04T12:11:10.474950759</dc:date>
    <meta:editing-duration>PT19M48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182" meta:word-count="745" meta:character-count="5708" meta:non-whitespace-character-count="5086"/>
  </office:meta>
</office:document-meta>
</file>